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1b4" officeooo:paragraph-rsid="0004b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 COM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0:19:09.921673877</meta:creation-date>
    <dc:date>2025-04-07T10:20:24.423506636</dc:date>
    <meta:editing-duration>PT1M1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1" meta:non-whitespace-character-count="9"/>
  </office:meta>
</office:document-meta>
</file>